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  <style:style style:name="ce3" style:family="table-cell" style:parent-style-name="Default" style:data-style-name="N130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M-W-W-u-test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1Rank</text:p>
          </table:table-cell>
          <table:table-cell office:value-type="string" calcext:value-type="string">
            <text:p>s2Rank</text:p>
          </table:table-cell>
          <table:table-cell/>
          <table:table-cell office:value-type="string" calcext:value-type="string">
            <text:p>sample1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ple2Low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[.$H$1];[.$H$2])" office:value-type="float" office:value="12" calcext:value-type="float">
            <text:p>12</text:p>
          </table:table-cell>
          <table:table-cell table:formula="of:=RANDBETWEEN([.$J$1];[.$J$2])" office:value-type="float" office:value="33" calcext:value-type="float">
            <text:p>33</text:p>
          </table:table-cell>
          <table:table-cell table:formula="of:=RANK([.B2];[.$B$2:.$C$29];1)+(COUNT([.$B$2:.$C$29])+1-RANK([.B2];[.$B$2:.$C$29];1)-RANK([.B2];[.$B$2:.$C$29];0))/2" office:value-type="float" office:value="1" calcext:value-type="float">
            <text:p>1</text:p>
          </table:table-cell>
          <table:table-cell table:formula="of:=RANK([.C2];[.$B$2:.$C$29];1)+(COUNT([.$B$2:.$C$29])+1-RANK([.C2];[.$B$2:.$C$29];1)-RANK([.C2];[.$B$2:.$C$29];0))/2" office:value-type="float" office:value="52" calcext:value-type="float">
            <text:p>52</text:p>
          </table:table-cell>
          <table:table-cell/>
          <table:table-cell office:value-type="string" calcext:value-type="string">
            <text:p>sample1Hig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ple2High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RANDBETWEEN([.$H$1];[.$H$2])" office:value-type="float" office:value="13" calcext:value-type="float">
            <text:p>13</text:p>
          </table:table-cell>
          <table:table-cell table:formula="of:=RANDBETWEEN([.$J$1];[.$J$2])" office:value-type="float" office:value="34" calcext:value-type="float">
            <text:p>34</text:p>
          </table:table-cell>
          <table:table-cell table:formula="of:=RANK([.B3];[.$B$2:.$C$29];1)+(COUNT([.$B$2:.$C$29])+1-RANK([.B3];[.$B$2:.$C$29];1)-RANK([.B3];[.$B$2:.$C$29];0))/2" office:value-type="float" office:value="2.5" calcext:value-type="float">
            <text:p>2.5</text:p>
          </table:table-cell>
          <table:table-cell table:formula="of:=RANK([.C3];[.$B$2:.$C$29];1)+(COUNT([.$B$2:.$C$29])+1-RANK([.C3];[.$B$2:.$C$29];1)-RANK([.C3];[.$B$2:.$C$29];0))/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ANDBETWEEN([.$H$1];[.$H$2])" office:value-type="float" office:value="19" calcext:value-type="float">
            <text:p>19</text:p>
          </table:table-cell>
          <table:table-cell table:formula="of:=RANDBETWEEN([.$J$1];[.$J$2])" office:value-type="float" office:value="16" calcext:value-type="float">
            <text:p>16</text:p>
          </table:table-cell>
          <table:table-cell table:formula="of:=RANK([.B4];[.$B$2:.$C$29];1)+(COUNT([.$B$2:.$C$29])+1-RANK([.B4];[.$B$2:.$C$29];1)-RANK([.B4];[.$B$2:.$C$29];0))/2" office:value-type="float" office:value="16.5" calcext:value-type="float">
            <text:p>16.5</text:p>
          </table:table-cell>
          <table:table-cell table:formula="of:=RANK([.C4];[.$B$2:.$C$29];1)+(COUNT([.$B$2:.$C$29])+1-RANK([.C4];[.$B$2:.$C$29];1)-RANK([.C4];[.$B$2:.$C$29];0))/2" office:value-type="float" office:value="8.5" calcext:value-type="float">
            <text:p>8.5</text:p>
          </table:table-cell>
          <table:table-cell table:number-columns-repeated="101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ANDBETWEEN([.$H$1];[.$H$2])" office:value-type="float" office:value="21" calcext:value-type="float">
            <text:p>21</text:p>
          </table:table-cell>
          <table:table-cell table:formula="of:=RANDBETWEEN([.$J$1];[.$J$2])" office:value-type="float" office:value="19" calcext:value-type="float">
            <text:p>19</text:p>
          </table:table-cell>
          <table:table-cell table:formula="of:=RANK([.B5];[.$B$2:.$C$29];1)+(COUNT([.$B$2:.$C$29])+1-RANK([.B5];[.$B$2:.$C$29];1)-RANK([.B5];[.$B$2:.$C$29];0))/2" office:value-type="float" office:value="24" calcext:value-type="float">
            <text:p>24</text:p>
          </table:table-cell>
          <table:table-cell table:formula="of:=RANK([.C5];[.$B$2:.$C$29];1)+(COUNT([.$B$2:.$C$29])+1-RANK([.C5];[.$B$2:.$C$29];1)-RANK([.C5];[.$B$2:.$C$29];0))/2" office:value-type="float" office:value="16.5" calcext:value-type="float">
            <text:p>16.5</text:p>
          </table:table-cell>
          <table:table-cell/>
          <table:table-cell office:value-type="string" calcext:value-type="string">
            <text:p>R1</text:p>
          </table:table-cell>
          <table:table-cell table:formula="of:=SUM([.D2:.D29])" office:value-type="float" office:value="655.5" calcext:value-type="float">
            <text:p>655.5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ANDBETWEEN([.$H$1];[.$H$2])" office:value-type="float" office:value="19" calcext:value-type="float">
            <text:p>19</text:p>
          </table:table-cell>
          <table:table-cell table:formula="of:=RANDBETWEEN([.$J$1];[.$J$2])" office:value-type="float" office:value="22" calcext:value-type="float">
            <text:p>22</text:p>
          </table:table-cell>
          <table:table-cell table:formula="of:=RANK([.B6];[.$B$2:.$C$29];1)+(COUNT([.$B$2:.$C$29])+1-RANK([.B6];[.$B$2:.$C$29];1)-RANK([.B6];[.$B$2:.$C$29];0))/2" office:value-type="float" office:value="16.5" calcext:value-type="float">
            <text:p>16.5</text:p>
          </table:table-cell>
          <table:table-cell table:formula="of:=RANK([.C6];[.$B$2:.$C$29];1)+(COUNT([.$B$2:.$C$29])+1-RANK([.C6];[.$B$2:.$C$29];1)-RANK([.C6];[.$B$2:.$C$29];0))/2" office:value-type="float" office:value="28" calcext:value-type="float">
            <text:p>28</text:p>
          </table:table-cell>
          <table:table-cell/>
          <table:table-cell office:value-type="string" calcext:value-type="string">
            <text:p>R1</text:p>
          </table:table-cell>
          <table:table-cell table:formula="of:=SUM([.E2:.E29])" office:value-type="float" office:value="940.5" calcext:value-type="float">
            <text:p>940.5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ANDBETWEEN([.$H$1];[.$H$2])" office:value-type="float" office:value="16" calcext:value-type="float">
            <text:p>16</text:p>
          </table:table-cell>
          <table:table-cell table:formula="of:=RANDBETWEEN([.$J$1];[.$J$2])" office:value-type="float" office:value="31" calcext:value-type="float">
            <text:p>31</text:p>
          </table:table-cell>
          <table:table-cell table:formula="of:=RANK([.B7];[.$B$2:.$C$29];1)+(COUNT([.$B$2:.$C$29])+1-RANK([.B7];[.$B$2:.$C$29];1)-RANK([.B7];[.$B$2:.$C$29];0))/2" office:value-type="float" office:value="8.5" calcext:value-type="float">
            <text:p>8.5</text:p>
          </table:table-cell>
          <table:table-cell table:formula="of:=RANK([.C7];[.$B$2:.$C$29];1)+(COUNT([.$B$2:.$C$29])+1-RANK([.C7];[.$B$2:.$C$29];1)-RANK([.C7];[.$B$2:.$C$29];0))/2" office:value-type="float" office:value="49.5" calcext:value-type="float">
            <text:p>49.5</text:p>
          </table:table-cell>
          <table:table-cell table:number-columns-repeated="101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8];[.$B$2:.$C$29];1)+(COUNT([.$B$2:.$C$29])+1-RANK([.B8];[.$B$2:.$C$29];1)-RANK([.B8];[.$B$2:.$C$29];0))/2" office:value-type="float" office:value="36.5" calcext:value-type="float">
            <text:p>36.5</text:p>
          </table:table-cell>
          <table:table-cell table:formula="of:=RANK([.C8];[.$B$2:.$C$29];1)+(COUNT([.$B$2:.$C$29])+1-RANK([.C8];[.$B$2:.$C$29];1)-RANK([.C8];[.$B$2:.$C$29];0))/2" office:value-type="float" office:value="55" calcext:value-type="float">
            <text:p>55</text:p>
          </table:table-cell>
          <table:table-cell/>
          <table:table-cell office:value-type="string" calcext:value-type="string">
            <text:p>N1</text:p>
          </table:table-cell>
          <table:table-cell table:formula="of:=COUNT([.B2:.B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ANDBETWEEN([.$H$1];[.$H$2])" office:value-type="float" office:value="18" calcext:value-type="float">
            <text:p>18</text:p>
          </table:table-cell>
          <table:table-cell table:formula="of:=RANDBETWEEN([.$J$1];[.$J$2])" office:value-type="float" office:value="15" calcext:value-type="float">
            <text:p>15</text:p>
          </table:table-cell>
          <table:table-cell table:formula="of:=RANK([.B9];[.$B$2:.$C$29];1)+(COUNT([.$B$2:.$C$29])+1-RANK([.B9];[.$B$2:.$C$29];1)-RANK([.B9];[.$B$2:.$C$29];0))/2" office:value-type="float" office:value="13" calcext:value-type="float">
            <text:p>13</text:p>
          </table:table-cell>
          <table:table-cell table:formula="of:=RANK([.C9];[.$B$2:.$C$29];1)+(COUNT([.$B$2:.$C$29])+1-RANK([.C9];[.$B$2:.$C$29];1)-RANK([.C9];[.$B$2:.$C$29];0))/2" office:value-type="float" office:value="6" calcext:value-type="float">
            <text:p>6</text:p>
          </table:table-cell>
          <table:table-cell/>
          <table:table-cell office:value-type="string" calcext:value-type="string">
            <text:p>N2</text:p>
          </table:table-cell>
          <table:table-cell table:formula="of:=COUNT([.C2:.C29])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ANDBETWEEN([.$H$1];[.$H$2])" office:value-type="float" office:value="16" calcext:value-type="float">
            <text:p>16</text:p>
          </table:table-cell>
          <table:table-cell table:formula="of:=RANDBETWEEN([.$J$1];[.$J$2])" office:value-type="float" office:value="21" calcext:value-type="float">
            <text:p>21</text:p>
          </table:table-cell>
          <table:table-cell table:formula="of:=RANK([.B10];[.$B$2:.$C$29];1)+(COUNT([.$B$2:.$C$29])+1-RANK([.B10];[.$B$2:.$C$29];1)-RANK([.B10];[.$B$2:.$C$29];0))/2" office:value-type="float" office:value="8.5" calcext:value-type="float">
            <text:p>8.5</text:p>
          </table:table-cell>
          <table:table-cell table:formula="of:=RANK([.C10];[.$B$2:.$C$29];1)+(COUNT([.$B$2:.$C$29])+1-RANK([.C10];[.$B$2:.$C$29];1)-RANK([.C10];[.$B$2:.$C$29];0))/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30" calcext:value-type="float">
            <text:p>30</text:p>
          </table:table-cell>
          <table:table-cell table:formula="of:=RANK([.B11];[.$B$2:.$C$29];1)+(COUNT([.$B$2:.$C$29])+1-RANK([.B11];[.$B$2:.$C$29];1)-RANK([.B11];[.$B$2:.$C$29];0))/2" office:value-type="float" office:value="36.5" calcext:value-type="float">
            <text:p>36.5</text:p>
          </table:table-cell>
          <table:table-cell table:formula="of:=RANK([.C11];[.$B$2:.$C$29];1)+(COUNT([.$B$2:.$C$29])+1-RANK([.C11];[.$B$2:.$C$29];1)-RANK([.C11];[.$B$2:.$C$29];0))/2" office:value-type="float" office:value="47" calcext:value-type="float">
            <text:p>47</text:p>
          </table:table-cell>
          <table:table-cell/>
          <table:table-cell office:value-type="string" calcext:value-type="string">
            <text:p>U1</text:p>
          </table:table-cell>
          <table:table-cell table:formula="of:=[.H8]*[.H9]+([.H8]*([.H8]+1)/2)-[.H5]" office:value-type="float" office:value="534.5" calcext:value-type="float">
            <text:p>534.5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ANDBETWEEN([.$H$1];[.$H$2])" office:value-type="float" office:value="28" calcext:value-type="float">
            <text:p>28</text:p>
          </table:table-cell>
          <table:table-cell table:formula="of:=RANDBETWEEN([.$J$1];[.$J$2])" office:value-type="float" office:value="27" calcext:value-type="float">
            <text:p>27</text:p>
          </table:table-cell>
          <table:table-cell table:formula="of:=RANK([.B12];[.$B$2:.$C$29];1)+(COUNT([.$B$2:.$C$29])+1-RANK([.B12];[.$B$2:.$C$29];1)-RANK([.B12];[.$B$2:.$C$29];0))/2" office:value-type="float" office:value="43" calcext:value-type="float">
            <text:p>43</text:p>
          </table:table-cell>
          <table:table-cell table:formula="of:=RANK([.C12];[.$B$2:.$C$29];1)+(COUNT([.$B$2:.$C$29])+1-RANK([.C12];[.$B$2:.$C$29];1)-RANK([.C12];[.$B$2:.$C$29];0))/2" office:value-type="float" office:value="40.5" calcext:value-type="float">
            <text:p>40.5</text:p>
          </table:table-cell>
          <table:table-cell/>
          <table:table-cell office:value-type="string" calcext:value-type="string">
            <text:p>U2</text:p>
          </table:table-cell>
          <table:table-cell table:formula="of:=[.H8]*[.H9]+([.H9]*([.H9]+1)/2)-[.H6]" office:value-type="float" office:value="249.5" calcext:value-type="float">
            <text:p>249.5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ANDBETWEEN([.$H$1];[.$H$2])" office:value-type="float" office:value="14" calcext:value-type="float">
            <text:p>14</text:p>
          </table:table-cell>
          <table:table-cell table:formula="of:=RANDBETWEEN([.$J$1];[.$J$2])" office:value-type="float" office:value="32" calcext:value-type="float">
            <text:p>32</text:p>
          </table:table-cell>
          <table:table-cell table:formula="of:=RANK([.B13];[.$B$2:.$C$29];1)+(COUNT([.$B$2:.$C$29])+1-RANK([.B13];[.$B$2:.$C$29];1)-RANK([.B13];[.$B$2:.$C$29];0))/2" office:value-type="float" office:value="4.5" calcext:value-type="float">
            <text:p>4.5</text:p>
          </table:table-cell>
          <table:table-cell table:formula="of:=RANK([.C13];[.$B$2:.$C$29];1)+(COUNT([.$B$2:.$C$29])+1-RANK([.C13];[.$B$2:.$C$29];1)-RANK([.C13];[.$B$2:.$C$29];0))/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ANDBETWEEN([.$H$1];[.$H$2])" office:value-type="float" office:value="14" calcext:value-type="float">
            <text:p>14</text:p>
          </table:table-cell>
          <table:table-cell table:formula="of:=RANDBETWEEN([.$J$1];[.$J$2])" office:value-type="float" office:value="18" calcext:value-type="float">
            <text:p>18</text:p>
          </table:table-cell>
          <table:table-cell table:formula="of:=RANK([.B14];[.$B$2:.$C$29];1)+(COUNT([.$B$2:.$C$29])+1-RANK([.B14];[.$B$2:.$C$29];1)-RANK([.B14];[.$B$2:.$C$29];0))/2" office:value-type="float" office:value="4.5" calcext:value-type="float">
            <text:p>4.5</text:p>
          </table:table-cell>
          <table:table-cell table:formula="of:=RANK([.C14];[.$B$2:.$C$29];1)+(COUNT([.$B$2:.$C$29])+1-RANK([.C14];[.$B$2:.$C$29];1)-RANK([.C14];[.$B$2:.$C$29];0))/2" office:value-type="float" office:value="13" calcext:value-type="float">
            <text:p>13</text:p>
          </table:table-cell>
          <table:table-cell/>
          <table:table-cell office:value-type="string" calcext:value-type="string">
            <text:p>U</text:p>
          </table:table-cell>
          <table:table-cell table:formula="of:=MIN([.H11:.H12])" office:value-type="float" office:value="249.5" calcext:value-type="float">
            <text:p>249.5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ANDBETWEEN([.$H$1];[.$H$2])" office:value-type="float" office:value="20" calcext:value-type="float">
            <text:p>20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15];[.$B$2:.$C$29];1)+(COUNT([.$B$2:.$C$29])+1-RANK([.B15];[.$B$2:.$C$29];1)-RANK([.B15];[.$B$2:.$C$29];0))/2" office:value-type="float" office:value="20.5" calcext:value-type="float">
            <text:p>20.5</text:p>
          </table:table-cell>
          <table:table-cell table:formula="of:=RANK([.C15];[.$B$2:.$C$29];1)+(COUNT([.$B$2:.$C$29])+1-RANK([.C15];[.$B$2:.$C$29];1)-RANK([.C15];[.$B$2:.$C$29];0))/2" office:value-type="float" office:value="32.5" calcext:value-type="float">
            <text:p>32.5</text:p>
          </table:table-cell>
          <table:table-cell table:number-columns-repeated="1019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ANDBETWEEN([.$H$1];[.$H$2])" office:value-type="float" office:value="30" calcext:value-type="float">
            <text:p>30</text:p>
          </table:table-cell>
          <table:table-cell table:formula="of:=RANDBETWEEN([.$J$1];[.$J$2])" office:value-type="float" office:value="27" calcext:value-type="float">
            <text:p>27</text:p>
          </table:table-cell>
          <table:table-cell table:formula="of:=RANK([.B16];[.$B$2:.$C$29];1)+(COUNT([.$B$2:.$C$29])+1-RANK([.B16];[.$B$2:.$C$29];1)-RANK([.B16];[.$B$2:.$C$29];0))/2" office:value-type="float" office:value="47" calcext:value-type="float">
            <text:p>47</text:p>
          </table:table-cell>
          <table:table-cell table:formula="of:=RANK([.C16];[.$B$2:.$C$29];1)+(COUNT([.$B$2:.$C$29])+1-RANK([.C16];[.$B$2:.$C$29];1)-RANK([.C16];[.$B$2:.$C$29];0))/2" office:value-type="float" office:value="40.5" calcext:value-type="float">
            <text:p>40.5</text:p>
          </table:table-cell>
          <table:table-cell/>
          <table:table-cell office:value-type="string" calcext:value-type="string">
            <text:p>z</text:p>
          </table:table-cell>
          <table:table-cell table:formula="of:=([.H14]-(([.H8]*[.H9])/2))/SQRT([.H8]*[.H9]*([.H8]+[.H9]+1)/12)" office:value-type="float" office:value="-2.33512443403965" calcext:value-type="float">
            <text:p>-2.33512443403965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ANDBETWEEN([.$H$1];[.$H$2])" office:value-type="float" office:value="19" calcext:value-type="float">
            <text:p>19</text:p>
          </table:table-cell>
          <table:table-cell table:formula="of:=RANDBETWEEN([.$J$1];[.$J$2])" office:value-type="float" office:value="27" calcext:value-type="float">
            <text:p>27</text:p>
          </table:table-cell>
          <table:table-cell table:formula="of:=RANK([.B17];[.$B$2:.$C$29];1)+(COUNT([.$B$2:.$C$29])+1-RANK([.B17];[.$B$2:.$C$29];1)-RANK([.B17];[.$B$2:.$C$29];0))/2" office:value-type="float" office:value="16.5" calcext:value-type="float">
            <text:p>16.5</text:p>
          </table:table-cell>
          <table:table-cell table:formula="of:=RANK([.C17];[.$B$2:.$C$29];1)+(COUNT([.$B$2:.$C$29])+1-RANK([.C17];[.$B$2:.$C$29];1)-RANK([.C17];[.$B$2:.$C$29];0))/2" office:value-type="float" office:value="40.5" calcext:value-type="float">
            <text:p>40.5</text:p>
          </table:table-cell>
          <table:table-cell/>
          <table:table-cell office:value-type="string" calcext:value-type="string">
            <text:p>p</text:p>
          </table:table-cell>
          <table:table-cell table:formula="of:=COM.MICROSOFT.NORM.DIST([.H16];0;1;1)*2" office:value-type="float" office:value="0.0195369212281867" calcext:value-type="float">
            <text:p>0.019536921228187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ANDBETWEEN([.$H$1];[.$H$2])" office:value-type="float" office:value="30" calcext:value-type="float">
            <text:p>30</text:p>
          </table:table-cell>
          <table:table-cell table:formula="of:=RANDBETWEEN([.$J$1];[.$J$2])" office:value-type="float" office:value="29" calcext:value-type="float">
            <text:p>29</text:p>
          </table:table-cell>
          <table:table-cell table:formula="of:=RANK([.B18];[.$B$2:.$C$29];1)+(COUNT([.$B$2:.$C$29])+1-RANK([.B18];[.$B$2:.$C$29];1)-RANK([.B18];[.$B$2:.$C$29];0))/2" office:value-type="float" office:value="47" calcext:value-type="float">
            <text:p>47</text:p>
          </table:table-cell>
          <table:table-cell table:formula="of:=RANK([.C18];[.$B$2:.$C$29];1)+(COUNT([.$B$2:.$C$29])+1-RANK([.C18];[.$B$2:.$C$29];1)-RANK([.C18];[.$B$2:.$C$29];0))/2" office:value-type="float" office:value="44.5" calcext:value-type="float">
            <text:p>44.5</text:p>
          </table:table-cell>
          <table:table-cell table:number-columns-repeated="101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ANDBETWEEN([.$H$1];[.$H$2])" office:value-type="float" office:value="24" calcext:value-type="float">
            <text:p>24</text:p>
          </table:table-cell>
          <table:table-cell table:formula="of:=RANDBETWEEN([.$J$1];[.$J$2])" office:value-type="float" office:value="22" calcext:value-type="float">
            <text:p>22</text:p>
          </table:table-cell>
          <table:table-cell table:formula="of:=RANK([.B19];[.$B$2:.$C$29];1)+(COUNT([.$B$2:.$C$29])+1-RANK([.B19];[.$B$2:.$C$29];1)-RANK([.B19];[.$B$2:.$C$29];0))/2" office:value-type="float" office:value="32.5" calcext:value-type="float">
            <text:p>32.5</text:p>
          </table:table-cell>
          <table:table-cell table:formula="of:=RANK([.C19];[.$B$2:.$C$29];1)+(COUNT([.$B$2:.$C$29])+1-RANK([.C19];[.$B$2:.$C$29];1)-RANK([.C19];[.$B$2:.$C$29];0))/2" office:value-type="float" office:value="28" calcext:value-type="float">
            <text:p>28</text:p>
          </table:table-cell>
          <table:table-cell/>
          <table:table-cell office:value-type="string" calcext:value-type="string">
            <text:p>Result</text:p>
          </table:table-cell>
          <table:table-cell table:formula="of:=IF([.H17]&lt;0.05;&quot;Null hypothesis rejected&quot;;&quot;Null hypothesis can't be rejected&quot;)" office:value-type="string" office:string-value="Null hypothesis rejected" calcext:value-type="string">
            <text:p>Null hypothesis rejected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ANDBETWEEN([.$H$1];[.$H$2])" office:value-type="float" office:value="24" calcext:value-type="float">
            <text:p>24</text:p>
          </table:table-cell>
          <table:table-cell table:formula="of:=RANDBETWEEN([.$J$1];[.$J$2])" office:value-type="float" office:value="20" calcext:value-type="float">
            <text:p>20</text:p>
          </table:table-cell>
          <table:table-cell table:formula="of:=RANK([.B20];[.$B$2:.$C$29];1)+(COUNT([.$B$2:.$C$29])+1-RANK([.B20];[.$B$2:.$C$29];1)-RANK([.B20];[.$B$2:.$C$29];0))/2" office:value-type="float" office:value="32.5" calcext:value-type="float">
            <text:p>32.5</text:p>
          </table:table-cell>
          <table:table-cell table:formula="of:=RANK([.C20];[.$B$2:.$C$29];1)+(COUNT([.$B$2:.$C$29])+1-RANK([.C20];[.$B$2:.$C$29];1)-RANK([.C20];[.$B$2:.$C$29];0))/2"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ANDBETWEEN([.$H$1];[.$H$2])" office:value-type="float" office:value="22" calcext:value-type="float">
            <text:p>22</text:p>
          </table:table-cell>
          <table:table-cell table:formula="of:=RANDBETWEEN([.$J$1];[.$J$2])" office:value-type="float" office:value="18" calcext:value-type="float">
            <text:p>18</text:p>
          </table:table-cell>
          <table:table-cell table:formula="of:=RANK([.B21];[.$B$2:.$C$29];1)+(COUNT([.$B$2:.$C$29])+1-RANK([.B21];[.$B$2:.$C$29];1)-RANK([.B21];[.$B$2:.$C$29];0))/2" office:value-type="float" office:value="28" calcext:value-type="float">
            <text:p>28</text:p>
          </table:table-cell>
          <table:table-cell table:formula="of:=RANK([.C21];[.$B$2:.$C$29];1)+(COUNT([.$B$2:.$C$29])+1-RANK([.C21];[.$B$2:.$C$29];1)-RANK([.C21];[.$B$2:.$C$29];0))/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22];[.$B$2:.$C$29];1)+(COUNT([.$B$2:.$C$29])+1-RANK([.B22];[.$B$2:.$C$29];1)-RANK([.B22];[.$B$2:.$C$29];0))/2" office:value-type="float" office:value="36.5" calcext:value-type="float">
            <text:p>36.5</text:p>
          </table:table-cell>
          <table:table-cell table:formula="of:=RANK([.C22];[.$B$2:.$C$29];1)+(COUNT([.$B$2:.$C$29])+1-RANK([.C22];[.$B$2:.$C$29];1)-RANK([.C22];[.$B$2:.$C$29];0))/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ANDBETWEEN([.$H$1];[.$H$2])" office:value-type="float" office:value="26" calcext:value-type="float">
            <text:p>26</text:p>
          </table:table-cell>
          <table:table-cell table:formula="of:=RANDBETWEEN([.$J$1];[.$J$2])" office:value-type="float" office:value="31" calcext:value-type="float">
            <text:p>31</text:p>
          </table:table-cell>
          <table:table-cell table:formula="of:=RANK([.B23];[.$B$2:.$C$29];1)+(COUNT([.$B$2:.$C$29])+1-RANK([.B23];[.$B$2:.$C$29];1)-RANK([.B23];[.$B$2:.$C$29];0))/2" office:value-type="float" office:value="36.5" calcext:value-type="float">
            <text:p>36.5</text:p>
          </table:table-cell>
          <table:table-cell table:formula="of:=RANK([.C23];[.$B$2:.$C$29];1)+(COUNT([.$B$2:.$C$29])+1-RANK([.C23];[.$B$2:.$C$29];1)-RANK([.C23];[.$B$2:.$C$29];0))/2" office:value-type="float" office:value="49.5" calcext:value-type="float">
            <text:p>49.5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ANDBETWEEN([.$H$1];[.$H$2])" office:value-type="float" office:value="13" calcext:value-type="float">
            <text:p>13</text:p>
          </table:table-cell>
          <table:table-cell table:formula="of:=RANDBETWEEN([.$J$1];[.$J$2])" office:value-type="float" office:value="22" calcext:value-type="float">
            <text:p>22</text:p>
          </table:table-cell>
          <table:table-cell table:formula="of:=RANK([.B24];[.$B$2:.$C$29];1)+(COUNT([.$B$2:.$C$29])+1-RANK([.B24];[.$B$2:.$C$29];1)-RANK([.B24];[.$B$2:.$C$29];0))/2" office:value-type="float" office:value="2.5" calcext:value-type="float">
            <text:p>2.5</text:p>
          </table:table-cell>
          <table:table-cell table:formula="of:=RANK([.C24];[.$B$2:.$C$29];1)+(COUNT([.$B$2:.$C$29])+1-RANK([.C24];[.$B$2:.$C$29];1)-RANK([.C24];[.$B$2:.$C$29];0))/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ANDBETWEEN([.$H$1];[.$H$2])" office:value-type="float" office:value="17" calcext:value-type="float">
            <text:p>17</text:p>
          </table:table-cell>
          <table:table-cell table:formula="of:=RANDBETWEEN([.$J$1];[.$J$2])" office:value-type="float" office:value="24" calcext:value-type="float">
            <text:p>24</text:p>
          </table:table-cell>
          <table:table-cell table:formula="of:=RANK([.B25];[.$B$2:.$C$29];1)+(COUNT([.$B$2:.$C$29])+1-RANK([.B25];[.$B$2:.$C$29];1)-RANK([.B25];[.$B$2:.$C$29];0))/2" office:value-type="float" office:value="11" calcext:value-type="float">
            <text:p>11</text:p>
          </table:table-cell>
          <table:table-cell table:formula="of:=RANK([.C25];[.$B$2:.$C$29];1)+(COUNT([.$B$2:.$C$29])+1-RANK([.C25];[.$B$2:.$C$29];1)-RANK([.C25];[.$B$2:.$C$29];0))/2" office:value-type="float" office:value="32.5" calcext:value-type="float">
            <text:p>32.5</text:p>
          </table:table-cell>
          <table:table-cell table:number-columns-repeated="101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ANDBETWEEN([.$H$1];[.$H$2])" office:value-type="float" office:value="20" calcext:value-type="float">
            <text:p>20</text:p>
          </table:table-cell>
          <table:table-cell table:formula="of:=RANDBETWEEN([.$J$1];[.$J$2])" office:value-type="float" office:value="35" calcext:value-type="float">
            <text:p>35</text:p>
          </table:table-cell>
          <table:table-cell table:formula="of:=RANK([.B26];[.$B$2:.$C$29];1)+(COUNT([.$B$2:.$C$29])+1-RANK([.B26];[.$B$2:.$C$29];1)-RANK([.B26];[.$B$2:.$C$29];0))/2" office:value-type="float" office:value="20.5" calcext:value-type="float">
            <text:p>20.5</text:p>
          </table:table-cell>
          <table:table-cell table:formula="of:=RANK([.C26];[.$B$2:.$C$29];1)+(COUNT([.$B$2:.$C$29])+1-RANK([.C26];[.$B$2:.$C$29];1)-RANK([.C26];[.$B$2:.$C$29];0))/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ANDBETWEEN([.$H$1];[.$H$2])" office:value-type="float" office:value="29" calcext:value-type="float">
            <text:p>29</text:p>
          </table:table-cell>
          <table:table-cell table:formula="of:=RANDBETWEEN([.$J$1];[.$J$2])" office:value-type="float" office:value="20" calcext:value-type="float">
            <text:p>20</text:p>
          </table:table-cell>
          <table:table-cell table:formula="of:=RANK([.B27];[.$B$2:.$C$29];1)+(COUNT([.$B$2:.$C$29])+1-RANK([.B27];[.$B$2:.$C$29];1)-RANK([.B27];[.$B$2:.$C$29];0))/2" office:value-type="float" office:value="44.5" calcext:value-type="float">
            <text:p>44.5</text:p>
          </table:table-cell>
          <table:table-cell table:formula="of:=RANK([.C27];[.$B$2:.$C$29];1)+(COUNT([.$B$2:.$C$29])+1-RANK([.C27];[.$B$2:.$C$29];1)-RANK([.C27];[.$B$2:.$C$29];0))/2"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ANDBETWEEN([.$H$1];[.$H$2])" office:value-type="float" office:value="21" calcext:value-type="float">
            <text:p>21</text:p>
          </table:table-cell>
          <table:table-cell table:formula="of:=RANDBETWEEN([.$J$1];[.$J$2])" office:value-type="float" office:value="16" calcext:value-type="float">
            <text:p>16</text:p>
          </table:table-cell>
          <table:table-cell table:formula="of:=RANK([.B28];[.$B$2:.$C$29];1)+(COUNT([.$B$2:.$C$29])+1-RANK([.B28];[.$B$2:.$C$29];1)-RANK([.B28];[.$B$2:.$C$29];0))/2" office:value-type="float" office:value="24" calcext:value-type="float">
            <text:p>24</text:p>
          </table:table-cell>
          <table:table-cell table:formula="of:=RANK([.C28];[.$B$2:.$C$29];1)+(COUNT([.$B$2:.$C$29])+1-RANK([.C28];[.$B$2:.$C$29];1)-RANK([.C28];[.$B$2:.$C$29];0))/2" office:value-type="float" office:value="8.5" calcext:value-type="float">
            <text:p>8.5</text:p>
          </table:table-cell>
          <table:table-cell table:number-columns-repeated="101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ANDBETWEEN([.$H$1];[.$H$2])" office:value-type="float" office:value="27" calcext:value-type="float">
            <text:p>27</text:p>
          </table:table-cell>
          <table:table-cell table:formula="of:=RANDBETWEEN([.$J$1];[.$J$2])" office:value-type="float" office:value="22" calcext:value-type="float">
            <text:p>22</text:p>
          </table:table-cell>
          <table:table-cell table:formula="of:=RANK([.B29];[.$B$2:.$C$29];1)+(COUNT([.$B$2:.$C$29])+1-RANK([.B29];[.$B$2:.$C$29];1)-RANK([.B29];[.$B$2:.$C$29];0))/2" office:value-type="float" office:value="40.5" calcext:value-type="float">
            <text:p>40.5</text:p>
          </table:table-cell>
          <table:table-cell table:formula="of:=RANK([.C29];[.$B$2:.$C$29];1)+(COUNT([.$B$2:.$C$29])+1-RANK([.C29];[.$B$2:.$C$29];1)-RANK([.C29];[.$B$2:.$C$29];0))/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AVERAGE([.B2:.B29])" office:value-type="float" office:value="21.0714285714286" calcext:value-type="float">
            <text:p>21.071</text:p>
          </table:table-cell>
          <table:table-cell table:style-name="ce3" table:formula="of:=AVERAGE([.C2:.C29])" office:value-type="float" office:value="25.1785714285714" calcext:value-type="float">
            <text:p>25.179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MEDIAN([.B2:.B29])" office:value-type="float" office:value="20.5" calcext:value-type="float">
            <text:p>20.5</text:p>
          </table:table-cell>
          <table:table-cell table:style-name="ce4" table:formula="of:=MEDIAN([.C2:.C29])" office:value-type="float" office:value="24" calcext:value-type="float">
            <text:p>24.0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5:10:51.424000000</meta:creation-date>
    <dc:date>2022-05-12T21:38:01.062542113</dc:date>
    <meta:editing-duration>PT1H10M3S</meta:editing-duration>
    <meta:editing-cycles>5</meta:editing-cycles>
    <meta:generator>LibreOffice/6.4.7.2$Linux_X86_64 LibreOffice_project/40$Build-2</meta:generator>
    <meta:document-statistic meta:table-count="1" meta:cell-count="177" meta:object-count="0"/>
  </office:meta>
</office:document-meta>
</file>